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29ba7" officeooo:paragraph-rsid="00229ba7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229ba7" officeooo:paragraph-rsid="00229ba7" style:font-size-asian="12.25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officeooo:rsid="00229ba7" officeooo:paragraph-rsid="00229ba7" style:font-size-asian="12.25pt" style:font-size-complex="14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officeooo:rsid="00229ba7" officeooo:paragraph-rsid="00229ba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431f4" officeooo:paragraph-rsid="002431f4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2201f8" officeooo:paragraph-rsid="002201f8" style:font-size-asian="15pt" style:font-size-complex="15pt"/>
    </style:style>
    <style:style style:name="T1" style:family="text">
      <style:text-properties officeooo:rsid="002201f8"/>
    </style:style>
    <style:style style:name="T2" style:family="text">
      <style:text-properties officeooo:rsid="002609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6-01-27T06:18:52.589386473">01/27/26</text:date></text:p>
      <text:p text:style-name="P2">Math 5099 – Colloquium </text:p>
      <text:p text:style-name="P2"><text:span text:style-name="T1">Spring</text:span> 202<text:span text:style-name="T1">6</text:span></text:p>
      <text:p text:style-name="P1"/>
      <text:p text:style-name="P11">Specifying System Analyses using SysMLv2</text:p>
      <text:p text:style-name="P4">By Dr. <text:span text:style-name="T1">Karen Holness</text:span></text:p>
      <text:p text:style-name="P4"/>
      <text:p text:style-name="P5">Reflection by Paul Carmody</text:p>
      <text:p text:style-name="P5"/>
      <text:p text:style-name="P6">Outline of System Analysis</text:p>
      <text:list text:style-name="L1">
        <text:list-item>
          <text:p text:style-name="P7">definition</text:p>
          <text:list>
            <text:list-item>
              <text:p text:style-name="P7">structure and behavior</text:p>
            </text:list-item>
            <text:list-item>
              <text:p text:style-name="P7">input/output/throughput</text:p>
            </text:list-item>
          </text:list>
        </text:list-item>
        <text:list-item>
          <text:p text:style-name="P7">system lifeline</text:p>
        </text:list-item>
        <text:list-item>
          <text:p text:style-name="P7">adaptation</text:p>
        </text:list-item>
        <text:list-item>
          <text:p text:style-name="P7">evolution</text:p>
        </text:list-item>
      </text:list>
      <text:p text:style-name="P6"/>
      <text:p text:style-name="P6">Engineered system</text:p>
      <text:list text:style-name="L2">
        <text:list-item>
          <text:p text:style-name="P8">operational environment</text:p>
        </text:list-item>
        <text:list-item>
          <text:p text:style-name="P8">complete equipment and support structure</text:p>
        </text:list-item>
      </text:list>
      <text:p text:style-name="P6"/>
      <text:p text:style-name="P6">Systems engineering</text:p>
      <text:list text:style-name="L3">
        <text:list-item>
          <text:p text:style-name="P9">interdisciplinary</text:p>
        </text:list-item>
        <text:list-item>
          <text:p text:style-name="P9">enable, the whole life cycle of engineering systems</text:p>
        </text:list-item>
        <text:list-item>
          <text:p text:style-name="P9">anticipate adaptation and evolution</text:p>
        </text:list-item>
      </text:list>
      <text:p text:style-name="P6"/>
      <text:p text:style-name="P10">Model based systems and software engineering</text:p>
      <text:p text:style-name="P10"/>
      <text:p text:style-name="P10">=====</text:p>
      <text:p text:style-name="P10"/>
      <text:p text:style-name="P10">Fundamentals of SysMLv2. <text:s/><text:span text:style-name="T2">Reminds me of Object-Oriented software desig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1-27T06:18:52.470107355</dc:date>
    <meta:editing-duration>P4DT15H48M12S</meta:editing-duration>
    <meta:editing-cycles>8</meta:editing-cycles>
    <meta:document-statistic meta:table-count="0" meta:image-count="0" meta:object-count="0" meta:page-count="1" meta:paragraph-count="23" meta:word-count="83" meta:character-count="577" meta:non-whitespace-character-count="525"/>
  </office:meta>
</office:document-meta>
</file>